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2022/01</text:p>
          </table:table-cell>
        </table:table-row>
        <table:table-row table:style-name="ro1">
          <table:table-cell office:value-type="string" calcext:value-type="string">
            <text:p>2022/02</text:p>
          </table:table-cell>
        </table:table-row>
        <table:table-row table:style-name="ro1">
          <table:table-cell office:value-type="string" calcext:value-type="string">
            <text:p>2022/03</text:p>
          </table:table-cell>
        </table:table-row>
        <table:table-row table:style-name="ro1">
          <table:table-cell office:value-type="string" calcext:value-type="string">
            <text:p>2022/04</text:p>
          </table:table-cell>
        </table:table-row>
        <table:table-row table:style-name="ro1">
          <table:table-cell office:value-type="string" calcext:value-type="string">
            <text:p>2022/05</text:p>
          </table:table-cell>
        </table:table-row>
        <table:table-row table:style-name="ro1">
          <table:table-cell office:value-type="string" calcext:value-type="string">
            <text:p>2022/06</text:p>
          </table:table-cell>
        </table:table-row>
        <table:table-row table:style-name="ro1">
          <table:table-cell office:value-type="string" calcext:value-type="string">
            <text:p>2022/07</text:p>
          </table:table-cell>
        </table:table-row>
        <table:table-row table:style-name="ro1">
          <table:table-cell office:value-type="string" calcext:value-type="string">
            <text:p>2022/08</text:p>
          </table:table-cell>
        </table:table-row>
        <table:table-row table:style-name="ro1">
          <table:table-cell office:value-type="string" calcext:value-type="string">
            <text:p>2022/09</text:p>
          </table:table-cell>
        </table:table-row>
        <table:table-row table:style-name="ro1">
          <table:table-cell office:value-type="string" calcext:value-type="string">
            <text:p>2022/10</text:p>
          </table:table-cell>
        </table:table-row>
        <table:table-row table:style-name="ro1">
          <table:table-cell office:value-type="string" calcext:value-type="string">
            <text:p>2022/11</text:p>
          </table:table-cell>
        </table:table-row>
        <table:table-row table:style-name="ro1">
          <table:table-cell office:value-type="string" calcext:value-type="string">
            <text:p>2022/12</text:p>
          </table:table-cell>
        </table:table-row>
      </table:table>
      <table:table table:name="2022_01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1-01" calcext:value-type="date">
            <text:p>2022/01/01</text:p>
          </table:table-cell>
          <table:table-cell table:formula="of:=TEXT([.A2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2" calcext:value-type="date">
            <text:p>2022/01/02</text:p>
          </table:table-cell>
          <table:table-cell table:formula="of:=TEXT([.A3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3" calcext:value-type="date">
            <text:p>2022/01/03</text:p>
          </table:table-cell>
          <table:table-cell table:formula="of:=TEXT([.A4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4" calcext:value-type="date">
            <text:p>2022/01/04</text:p>
          </table:table-cell>
          <table:table-cell table:formula="of:=TEXT([.A5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5" calcext:value-type="date">
            <text:p>2022/01/05</text:p>
          </table:table-cell>
          <table:table-cell table:formula="of:=TEXT([.A6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6" calcext:value-type="date">
            <text:p>2022/01/06</text:p>
          </table:table-cell>
          <table:table-cell table:formula="of:=TEXT([.A7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7" calcext:value-type="date">
            <text:p>2022/01/07</text:p>
          </table:table-cell>
          <table:table-cell table:formula="of:=TEXT([.A8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8" calcext:value-type="date">
            <text:p>2022/01/08</text:p>
          </table:table-cell>
          <table:table-cell table:formula="of:=TEXT([.A9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09" calcext:value-type="date">
            <text:p>2022/01/09</text:p>
          </table:table-cell>
          <table:table-cell table:formula="of:=TEXT([.A10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0" calcext:value-type="date">
            <text:p>2022/01/10</text:p>
          </table:table-cell>
          <table:table-cell table:formula="of:=TEXT([.A11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1" calcext:value-type="date">
            <text:p>2022/01/11</text:p>
          </table:table-cell>
          <table:table-cell table:formula="of:=TEXT([.A12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2" calcext:value-type="date">
            <text:p>2022/01/12</text:p>
          </table:table-cell>
          <table:table-cell table:formula="of:=TEXT([.A13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3" calcext:value-type="date">
            <text:p>2022/01/13</text:p>
          </table:table-cell>
          <table:table-cell table:formula="of:=TEXT([.A14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4" calcext:value-type="date">
            <text:p>2022/01/14</text:p>
          </table:table-cell>
          <table:table-cell table:formula="of:=TEXT([.A15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5" calcext:value-type="date">
            <text:p>2022/01/15</text:p>
          </table:table-cell>
          <table:table-cell table:formula="of:=TEXT([.A16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6" calcext:value-type="date">
            <text:p>2022/01/16</text:p>
          </table:table-cell>
          <table:table-cell table:formula="of:=TEXT([.A17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7" calcext:value-type="date">
            <text:p>2022/01/17</text:p>
          </table:table-cell>
          <table:table-cell table:formula="of:=TEXT([.A18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8" calcext:value-type="date">
            <text:p>2022/01/18</text:p>
          </table:table-cell>
          <table:table-cell table:formula="of:=TEXT([.A19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19" calcext:value-type="date">
            <text:p>2022/01/19</text:p>
          </table:table-cell>
          <table:table-cell table:formula="of:=TEXT([.A20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0" calcext:value-type="date">
            <text:p>2022/01/20</text:p>
          </table:table-cell>
          <table:table-cell table:formula="of:=TEXT([.A21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1" calcext:value-type="date">
            <text:p>2022/01/21</text:p>
          </table:table-cell>
          <table:table-cell table:formula="of:=TEXT([.A22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2" calcext:value-type="date">
            <text:p>2022/01/22</text:p>
          </table:table-cell>
          <table:table-cell table:formula="of:=TEXT([.A23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3" calcext:value-type="date">
            <text:p>2022/01/23</text:p>
          </table:table-cell>
          <table:table-cell table:formula="of:=TEXT([.A24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4" calcext:value-type="date">
            <text:p>2022/01/24</text:p>
          </table:table-cell>
          <table:table-cell table:formula="of:=TEXT([.A25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5" calcext:value-type="date">
            <text:p>2022/01/25</text:p>
          </table:table-cell>
          <table:table-cell table:formula="of:=TEXT([.A26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6" calcext:value-type="date">
            <text:p>2022/01/26</text:p>
          </table:table-cell>
          <table:table-cell table:formula="of:=TEXT([.A27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7" calcext:value-type="date">
            <text:p>2022/01/27</text:p>
          </table:table-cell>
          <table:table-cell table:formula="of:=TEXT([.A28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8" calcext:value-type="date">
            <text:p>2022/01/28</text:p>
          </table:table-cell>
          <table:table-cell table:formula="of:=TEXT([.A29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29" calcext:value-type="date">
            <text:p>2022/01/29</text:p>
          </table:table-cell>
          <table:table-cell table:formula="of:=TEXT([.A30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30" calcext:value-type="date">
            <text:p>2022/01/30</text:p>
          </table:table-cell>
          <table:table-cell table:formula="of:=TEXT([.A31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1-31" calcext:value-type="date">
            <text:p>2022/01/31</text:p>
          </table:table-cell>
          <table:table-cell table:formula="of:=TEXT([.A3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2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2-01" calcext:value-type="date">
            <text:p>2022/02/01</text:p>
          </table:table-cell>
          <table:table-cell table:formula="of:=TEXT([.A2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2" calcext:value-type="date">
            <text:p>2022/02/02</text:p>
          </table:table-cell>
          <table:table-cell table:formula="of:=TEXT([.A3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3" calcext:value-type="date">
            <text:p>2022/02/03</text:p>
          </table:table-cell>
          <table:table-cell table:formula="of:=TEXT([.A4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4" calcext:value-type="date">
            <text:p>2022/02/04</text:p>
          </table:table-cell>
          <table:table-cell table:formula="of:=TEXT([.A5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5" calcext:value-type="date">
            <text:p>2022/02/05</text:p>
          </table:table-cell>
          <table:table-cell table:formula="of:=TEXT([.A6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6" calcext:value-type="date">
            <text:p>2022/02/06</text:p>
          </table:table-cell>
          <table:table-cell table:formula="of:=TEXT([.A7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7" calcext:value-type="date">
            <text:p>2022/02/07</text:p>
          </table:table-cell>
          <table:table-cell table:formula="of:=TEXT([.A8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8" calcext:value-type="date">
            <text:p>2022/02/08</text:p>
          </table:table-cell>
          <table:table-cell table:formula="of:=TEXT([.A9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09" calcext:value-type="date">
            <text:p>2022/02/09</text:p>
          </table:table-cell>
          <table:table-cell table:formula="of:=TEXT([.A10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0" calcext:value-type="date">
            <text:p>2022/02/10</text:p>
          </table:table-cell>
          <table:table-cell table:formula="of:=TEXT([.A11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1" calcext:value-type="date">
            <text:p>2022/02/11</text:p>
          </table:table-cell>
          <table:table-cell table:formula="of:=TEXT([.A12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2" calcext:value-type="date">
            <text:p>2022/02/12</text:p>
          </table:table-cell>
          <table:table-cell table:formula="of:=TEXT([.A13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3" calcext:value-type="date">
            <text:p>2022/02/13</text:p>
          </table:table-cell>
          <table:table-cell table:formula="of:=TEXT([.A14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4" calcext:value-type="date">
            <text:p>2022/02/14</text:p>
          </table:table-cell>
          <table:table-cell table:formula="of:=TEXT([.A15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5" calcext:value-type="date">
            <text:p>2022/02/15</text:p>
          </table:table-cell>
          <table:table-cell table:formula="of:=TEXT([.A16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6" calcext:value-type="date">
            <text:p>2022/02/16</text:p>
          </table:table-cell>
          <table:table-cell table:formula="of:=TEXT([.A17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7" calcext:value-type="date">
            <text:p>2022/02/17</text:p>
          </table:table-cell>
          <table:table-cell table:formula="of:=TEXT([.A18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8" calcext:value-type="date">
            <text:p>2022/02/18</text:p>
          </table:table-cell>
          <table:table-cell table:formula="of:=TEXT([.A19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19" calcext:value-type="date">
            <text:p>2022/02/19</text:p>
          </table:table-cell>
          <table:table-cell table:formula="of:=TEXT([.A20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0" calcext:value-type="date">
            <text:p>2022/02/20</text:p>
          </table:table-cell>
          <table:table-cell table:formula="of:=TEXT([.A21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1" calcext:value-type="date">
            <text:p>2022/02/21</text:p>
          </table:table-cell>
          <table:table-cell table:formula="of:=TEXT([.A2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2" calcext:value-type="date">
            <text:p>2022/02/22</text:p>
          </table:table-cell>
          <table:table-cell table:formula="of:=TEXT([.A23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3" calcext:value-type="date">
            <text:p>2022/02/23</text:p>
          </table:table-cell>
          <table:table-cell table:formula="of:=TEXT([.A24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4" calcext:value-type="date">
            <text:p>2022/02/24</text:p>
          </table:table-cell>
          <table:table-cell table:formula="of:=TEXT([.A25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5" calcext:value-type="date">
            <text:p>2022/02/25</text:p>
          </table:table-cell>
          <table:table-cell table:formula="of:=TEXT([.A26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6" calcext:value-type="date">
            <text:p>2022/02/26</text:p>
          </table:table-cell>
          <table:table-cell table:formula="of:=TEXT([.A27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7" calcext:value-type="date">
            <text:p>2022/02/27</text:p>
          </table:table-cell>
          <table:table-cell table:formula="of:=TEXT([.A28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2-28" calcext:value-type="date">
            <text:p>2022/02/28</text:p>
          </table:table-cell>
          <table:table-cell table:formula="of:=TEXT([.A29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3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3-01" calcext:value-type="date">
            <text:p>2022/03/01</text:p>
          </table:table-cell>
          <table:table-cell table:formula="of:=TEXT([.A2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2" calcext:value-type="date">
            <text:p>2022/03/02</text:p>
          </table:table-cell>
          <table:table-cell table:formula="of:=TEXT([.A3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3" calcext:value-type="date">
            <text:p>2022/03/03</text:p>
          </table:table-cell>
          <table:table-cell table:formula="of:=TEXT([.A4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4" calcext:value-type="date">
            <text:p>2022/03/04</text:p>
          </table:table-cell>
          <table:table-cell table:formula="of:=TEXT([.A5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5" calcext:value-type="date">
            <text:p>2022/03/05</text:p>
          </table:table-cell>
          <table:table-cell table:formula="of:=TEXT([.A6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6" calcext:value-type="date">
            <text:p>2022/03/06</text:p>
          </table:table-cell>
          <table:table-cell table:formula="of:=TEXT([.A7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7" calcext:value-type="date">
            <text:p>2022/03/07</text:p>
          </table:table-cell>
          <table:table-cell table:formula="of:=TEXT([.A8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8" calcext:value-type="date">
            <text:p>2022/03/08</text:p>
          </table:table-cell>
          <table:table-cell table:formula="of:=TEXT([.A9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09" calcext:value-type="date">
            <text:p>2022/03/09</text:p>
          </table:table-cell>
          <table:table-cell table:formula="of:=TEXT([.A10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0" calcext:value-type="date">
            <text:p>2022/03/10</text:p>
          </table:table-cell>
          <table:table-cell table:formula="of:=TEXT([.A11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1" calcext:value-type="date">
            <text:p>2022/03/11</text:p>
          </table:table-cell>
          <table:table-cell table:formula="of:=TEXT([.A12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2" calcext:value-type="date">
            <text:p>2022/03/12</text:p>
          </table:table-cell>
          <table:table-cell table:formula="of:=TEXT([.A13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3" calcext:value-type="date">
            <text:p>2022/03/13</text:p>
          </table:table-cell>
          <table:table-cell table:formula="of:=TEXT([.A14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4" calcext:value-type="date">
            <text:p>2022/03/14</text:p>
          </table:table-cell>
          <table:table-cell table:formula="of:=TEXT([.A15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5" calcext:value-type="date">
            <text:p>2022/03/15</text:p>
          </table:table-cell>
          <table:table-cell table:formula="of:=TEXT([.A16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6" calcext:value-type="date">
            <text:p>2022/03/16</text:p>
          </table:table-cell>
          <table:table-cell table:formula="of:=TEXT([.A17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7" calcext:value-type="date">
            <text:p>2022/03/17</text:p>
          </table:table-cell>
          <table:table-cell table:formula="of:=TEXT([.A18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8" calcext:value-type="date">
            <text:p>2022/03/18</text:p>
          </table:table-cell>
          <table:table-cell table:formula="of:=TEXT([.A19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19" calcext:value-type="date">
            <text:p>2022/03/19</text:p>
          </table:table-cell>
          <table:table-cell table:formula="of:=TEXT([.A20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0" calcext:value-type="date">
            <text:p>2022/03/20</text:p>
          </table:table-cell>
          <table:table-cell table:formula="of:=TEXT([.A21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1" calcext:value-type="date">
            <text:p>2022/03/21</text:p>
          </table:table-cell>
          <table:table-cell table:formula="of:=TEXT([.A2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2" calcext:value-type="date">
            <text:p>2022/03/22</text:p>
          </table:table-cell>
          <table:table-cell table:formula="of:=TEXT([.A23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3" calcext:value-type="date">
            <text:p>2022/03/23</text:p>
          </table:table-cell>
          <table:table-cell table:formula="of:=TEXT([.A24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4" calcext:value-type="date">
            <text:p>2022/03/24</text:p>
          </table:table-cell>
          <table:table-cell table:formula="of:=TEXT([.A25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5" calcext:value-type="date">
            <text:p>2022/03/25</text:p>
          </table:table-cell>
          <table:table-cell table:formula="of:=TEXT([.A26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6" calcext:value-type="date">
            <text:p>2022/03/26</text:p>
          </table:table-cell>
          <table:table-cell table:formula="of:=TEXT([.A27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7" calcext:value-type="date">
            <text:p>2022/03/27</text:p>
          </table:table-cell>
          <table:table-cell table:formula="of:=TEXT([.A28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8" calcext:value-type="date">
            <text:p>2022/03/28</text:p>
          </table:table-cell>
          <table:table-cell table:formula="of:=TEXT([.A29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29" calcext:value-type="date">
            <text:p>2022/03/29</text:p>
          </table:table-cell>
          <table:table-cell table:formula="of:=TEXT([.A30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30" calcext:value-type="date">
            <text:p>2022/03/30</text:p>
          </table:table-cell>
          <table:table-cell table:formula="of:=TEXT([.A31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3-31" calcext:value-type="date">
            <text:p>2022/03/31</text:p>
          </table:table-cell>
          <table:table-cell table:formula="of:=TEXT([.A32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4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4-01" calcext:value-type="date">
            <text:p>2022/04/01</text:p>
          </table:table-cell>
          <table:table-cell table:formula="of:=TEXT([.A2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2" calcext:value-type="date">
            <text:p>2022/04/02</text:p>
          </table:table-cell>
          <table:table-cell table:formula="of:=TEXT([.A3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3" calcext:value-type="date">
            <text:p>2022/04/03</text:p>
          </table:table-cell>
          <table:table-cell table:formula="of:=TEXT([.A4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4" calcext:value-type="date">
            <text:p>2022/04/04</text:p>
          </table:table-cell>
          <table:table-cell table:formula="of:=TEXT([.A5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5" calcext:value-type="date">
            <text:p>2022/04/05</text:p>
          </table:table-cell>
          <table:table-cell table:formula="of:=TEXT([.A6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6" calcext:value-type="date">
            <text:p>2022/04/06</text:p>
          </table:table-cell>
          <table:table-cell table:formula="of:=TEXT([.A7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7" calcext:value-type="date">
            <text:p>2022/04/07</text:p>
          </table:table-cell>
          <table:table-cell table:formula="of:=TEXT([.A8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8" calcext:value-type="date">
            <text:p>2022/04/08</text:p>
          </table:table-cell>
          <table:table-cell table:formula="of:=TEXT([.A9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09" calcext:value-type="date">
            <text:p>2022/04/09</text:p>
          </table:table-cell>
          <table:table-cell table:formula="of:=TEXT([.A10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0" calcext:value-type="date">
            <text:p>2022/04/10</text:p>
          </table:table-cell>
          <table:table-cell table:formula="of:=TEXT([.A11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1" calcext:value-type="date">
            <text:p>2022/04/11</text:p>
          </table:table-cell>
          <table:table-cell table:formula="of:=TEXT([.A1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2" calcext:value-type="date">
            <text:p>2022/04/12</text:p>
          </table:table-cell>
          <table:table-cell table:formula="of:=TEXT([.A13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3" calcext:value-type="date">
            <text:p>2022/04/13</text:p>
          </table:table-cell>
          <table:table-cell table:formula="of:=TEXT([.A14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4" calcext:value-type="date">
            <text:p>2022/04/14</text:p>
          </table:table-cell>
          <table:table-cell table:formula="of:=TEXT([.A15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5" calcext:value-type="date">
            <text:p>2022/04/15</text:p>
          </table:table-cell>
          <table:table-cell table:formula="of:=TEXT([.A16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6" calcext:value-type="date">
            <text:p>2022/04/16</text:p>
          </table:table-cell>
          <table:table-cell table:formula="of:=TEXT([.A17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7" calcext:value-type="date">
            <text:p>2022/04/17</text:p>
          </table:table-cell>
          <table:table-cell table:formula="of:=TEXT([.A18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8" calcext:value-type="date">
            <text:p>2022/04/18</text:p>
          </table:table-cell>
          <table:table-cell table:formula="of:=TEXT([.A19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19" calcext:value-type="date">
            <text:p>2022/04/19</text:p>
          </table:table-cell>
          <table:table-cell table:formula="of:=TEXT([.A20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0" calcext:value-type="date">
            <text:p>2022/04/20</text:p>
          </table:table-cell>
          <table:table-cell table:formula="of:=TEXT([.A21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1" calcext:value-type="date">
            <text:p>2022/04/21</text:p>
          </table:table-cell>
          <table:table-cell table:formula="of:=TEXT([.A22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2" calcext:value-type="date">
            <text:p>2022/04/22</text:p>
          </table:table-cell>
          <table:table-cell table:formula="of:=TEXT([.A23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3" calcext:value-type="date">
            <text:p>2022/04/23</text:p>
          </table:table-cell>
          <table:table-cell table:formula="of:=TEXT([.A24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4" calcext:value-type="date">
            <text:p>2022/04/24</text:p>
          </table:table-cell>
          <table:table-cell table:formula="of:=TEXT([.A25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5" calcext:value-type="date">
            <text:p>2022/04/25</text:p>
          </table:table-cell>
          <table:table-cell table:formula="of:=TEXT([.A26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6" calcext:value-type="date">
            <text:p>2022/04/26</text:p>
          </table:table-cell>
          <table:table-cell table:formula="of:=TEXT([.A27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7" calcext:value-type="date">
            <text:p>2022/04/27</text:p>
          </table:table-cell>
          <table:table-cell table:formula="of:=TEXT([.A28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8" calcext:value-type="date">
            <text:p>2022/04/28</text:p>
          </table:table-cell>
          <table:table-cell table:formula="of:=TEXT([.A29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29" calcext:value-type="date">
            <text:p>2022/04/29</text:p>
          </table:table-cell>
          <table:table-cell table:formula="of:=TEXT([.A30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4-30" calcext:value-type="date">
            <text:p>2022/04/30</text:p>
          </table:table-cell>
          <table:table-cell table:formula="of:=TEXT([.A31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5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5-01" calcext:value-type="date">
            <text:p>2022/05/01</text:p>
          </table:table-cell>
          <table:table-cell table:formula="of:=TEXT([.A2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2" calcext:value-type="date">
            <text:p>2022/05/02</text:p>
          </table:table-cell>
          <table:table-cell table:formula="of:=TEXT([.A3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3" calcext:value-type="date">
            <text:p>2022/05/03</text:p>
          </table:table-cell>
          <table:table-cell table:formula="of:=TEXT([.A4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4" calcext:value-type="date">
            <text:p>2022/05/04</text:p>
          </table:table-cell>
          <table:table-cell table:formula="of:=TEXT([.A5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5" calcext:value-type="date">
            <text:p>2022/05/05</text:p>
          </table:table-cell>
          <table:table-cell table:formula="of:=TEXT([.A6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6" calcext:value-type="date">
            <text:p>2022/05/06</text:p>
          </table:table-cell>
          <table:table-cell table:formula="of:=TEXT([.A7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7" calcext:value-type="date">
            <text:p>2022/05/07</text:p>
          </table:table-cell>
          <table:table-cell table:formula="of:=TEXT([.A8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8" calcext:value-type="date">
            <text:p>2022/05/08</text:p>
          </table:table-cell>
          <table:table-cell table:formula="of:=TEXT([.A9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09" calcext:value-type="date">
            <text:p>2022/05/09</text:p>
          </table:table-cell>
          <table:table-cell table:formula="of:=TEXT([.A10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0" calcext:value-type="date">
            <text:p>2022/05/10</text:p>
          </table:table-cell>
          <table:table-cell table:formula="of:=TEXT([.A11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1" calcext:value-type="date">
            <text:p>2022/05/11</text:p>
          </table:table-cell>
          <table:table-cell table:formula="of:=TEXT([.A12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2" calcext:value-type="date">
            <text:p>2022/05/12</text:p>
          </table:table-cell>
          <table:table-cell table:formula="of:=TEXT([.A13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3" calcext:value-type="date">
            <text:p>2022/05/13</text:p>
          </table:table-cell>
          <table:table-cell table:formula="of:=TEXT([.A14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4" calcext:value-type="date">
            <text:p>2022/05/14</text:p>
          </table:table-cell>
          <table:table-cell table:formula="of:=TEXT([.A15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5" calcext:value-type="date">
            <text:p>2022/05/15</text:p>
          </table:table-cell>
          <table:table-cell table:formula="of:=TEXT([.A16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6" calcext:value-type="date">
            <text:p>2022/05/16</text:p>
          </table:table-cell>
          <table:table-cell table:formula="of:=TEXT([.A17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7" calcext:value-type="date">
            <text:p>2022/05/17</text:p>
          </table:table-cell>
          <table:table-cell table:formula="of:=TEXT([.A18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8" calcext:value-type="date">
            <text:p>2022/05/18</text:p>
          </table:table-cell>
          <table:table-cell table:formula="of:=TEXT([.A19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19" calcext:value-type="date">
            <text:p>2022/05/19</text:p>
          </table:table-cell>
          <table:table-cell table:formula="of:=TEXT([.A20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0" calcext:value-type="date">
            <text:p>2022/05/20</text:p>
          </table:table-cell>
          <table:table-cell table:formula="of:=TEXT([.A21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1" calcext:value-type="date">
            <text:p>2022/05/21</text:p>
          </table:table-cell>
          <table:table-cell table:formula="of:=TEXT([.A22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2" calcext:value-type="date">
            <text:p>2022/05/22</text:p>
          </table:table-cell>
          <table:table-cell table:formula="of:=TEXT([.A23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3" calcext:value-type="date">
            <text:p>2022/05/23</text:p>
          </table:table-cell>
          <table:table-cell table:formula="of:=TEXT([.A24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4" calcext:value-type="date">
            <text:p>2022/05/24</text:p>
          </table:table-cell>
          <table:table-cell table:formula="of:=TEXT([.A25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5" calcext:value-type="date">
            <text:p>2022/05/25</text:p>
          </table:table-cell>
          <table:table-cell table:formula="of:=TEXT([.A26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6" calcext:value-type="date">
            <text:p>2022/05/26</text:p>
          </table:table-cell>
          <table:table-cell table:formula="of:=TEXT([.A27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7" calcext:value-type="date">
            <text:p>2022/05/27</text:p>
          </table:table-cell>
          <table:table-cell table:formula="of:=TEXT([.A28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8" calcext:value-type="date">
            <text:p>2022/05/28</text:p>
          </table:table-cell>
          <table:table-cell table:formula="of:=TEXT([.A29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29" calcext:value-type="date">
            <text:p>2022/05/29</text:p>
          </table:table-cell>
          <table:table-cell table:formula="of:=TEXT([.A30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30" calcext:value-type="date">
            <text:p>2022/05/30</text:p>
          </table:table-cell>
          <table:table-cell table:formula="of:=TEXT([.A31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5-31" calcext:value-type="date">
            <text:p>2022/05/31</text:p>
          </table:table-cell>
          <table:table-cell table:formula="of:=TEXT([.A32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6-01" calcext:value-type="date">
            <text:p>2022/06/01</text:p>
          </table:table-cell>
          <table:table-cell table:formula="of:=TEXT([.A2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2" calcext:value-type="date">
            <text:p>2022/06/02</text:p>
          </table:table-cell>
          <table:table-cell table:formula="of:=TEXT([.A3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3" calcext:value-type="date">
            <text:p>2022/06/03</text:p>
          </table:table-cell>
          <table:table-cell table:formula="of:=TEXT([.A4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4" calcext:value-type="date">
            <text:p>2022/06/04</text:p>
          </table:table-cell>
          <table:table-cell table:formula="of:=TEXT([.A5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5" calcext:value-type="date">
            <text:p>2022/06/05</text:p>
          </table:table-cell>
          <table:table-cell table:formula="of:=TEXT([.A6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6" calcext:value-type="date">
            <text:p>2022/06/06</text:p>
          </table:table-cell>
          <table:table-cell table:formula="of:=TEXT([.A7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7" calcext:value-type="date">
            <text:p>2022/06/07</text:p>
          </table:table-cell>
          <table:table-cell table:formula="of:=TEXT([.A8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8" calcext:value-type="date">
            <text:p>2022/06/08</text:p>
          </table:table-cell>
          <table:table-cell table:formula="of:=TEXT([.A9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09" calcext:value-type="date">
            <text:p>2022/06/09</text:p>
          </table:table-cell>
          <table:table-cell table:formula="of:=TEXT([.A10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0" calcext:value-type="date">
            <text:p>2022/06/10</text:p>
          </table:table-cell>
          <table:table-cell table:formula="of:=TEXT([.A11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1" calcext:value-type="date">
            <text:p>2022/06/11</text:p>
          </table:table-cell>
          <table:table-cell table:formula="of:=TEXT([.A12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2" calcext:value-type="date">
            <text:p>2022/06/12</text:p>
          </table:table-cell>
          <table:table-cell table:formula="of:=TEXT([.A13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3" calcext:value-type="date">
            <text:p>2022/06/13</text:p>
          </table:table-cell>
          <table:table-cell table:formula="of:=TEXT([.A14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4" calcext:value-type="date">
            <text:p>2022/06/14</text:p>
          </table:table-cell>
          <table:table-cell table:formula="of:=TEXT([.A15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5" calcext:value-type="date">
            <text:p>2022/06/15</text:p>
          </table:table-cell>
          <table:table-cell table:formula="of:=TEXT([.A16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6" calcext:value-type="date">
            <text:p>2022/06/16</text:p>
          </table:table-cell>
          <table:table-cell table:formula="of:=TEXT([.A17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7" calcext:value-type="date">
            <text:p>2022/06/17</text:p>
          </table:table-cell>
          <table:table-cell table:formula="of:=TEXT([.A18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8" calcext:value-type="date">
            <text:p>2022/06/18</text:p>
          </table:table-cell>
          <table:table-cell table:formula="of:=TEXT([.A19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19" calcext:value-type="date">
            <text:p>2022/06/19</text:p>
          </table:table-cell>
          <table:table-cell table:formula="of:=TEXT([.A20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0" calcext:value-type="date">
            <text:p>2022/06/20</text:p>
          </table:table-cell>
          <table:table-cell table:formula="of:=TEXT([.A21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1" calcext:value-type="date">
            <text:p>2022/06/21</text:p>
          </table:table-cell>
          <table:table-cell table:formula="of:=TEXT([.A22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2" calcext:value-type="date">
            <text:p>2022/06/22</text:p>
          </table:table-cell>
          <table:table-cell table:formula="of:=TEXT([.A23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3" calcext:value-type="date">
            <text:p>2022/06/23</text:p>
          </table:table-cell>
          <table:table-cell table:formula="of:=TEXT([.A24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4" calcext:value-type="date">
            <text:p>2022/06/24</text:p>
          </table:table-cell>
          <table:table-cell table:formula="of:=TEXT([.A25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5" calcext:value-type="date">
            <text:p>2022/06/25</text:p>
          </table:table-cell>
          <table:table-cell table:formula="of:=TEXT([.A26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6" calcext:value-type="date">
            <text:p>2022/06/26</text:p>
          </table:table-cell>
          <table:table-cell table:formula="of:=TEXT([.A27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7" calcext:value-type="date">
            <text:p>2022/06/27</text:p>
          </table:table-cell>
          <table:table-cell table:formula="of:=TEXT([.A28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8" calcext:value-type="date">
            <text:p>2022/06/28</text:p>
          </table:table-cell>
          <table:table-cell table:formula="of:=TEXT([.A29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29" calcext:value-type="date">
            <text:p>2022/06/29</text:p>
          </table:table-cell>
          <table:table-cell table:formula="of:=TEXT([.A30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6-30" calcext:value-type="date">
            <text:p>2022/06/30</text:p>
          </table:table-cell>
          <table:table-cell table:formula="of:=TEXT([.A31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7-01" calcext:value-type="date">
            <text:p>2022/07/01</text:p>
          </table:table-cell>
          <table:table-cell table:formula="of:=TEXT([.A2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2" calcext:value-type="date">
            <text:p>2022/07/02</text:p>
          </table:table-cell>
          <table:table-cell table:formula="of:=TEXT([.A3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3" calcext:value-type="date">
            <text:p>2022/07/03</text:p>
          </table:table-cell>
          <table:table-cell table:formula="of:=TEXT([.A4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4" calcext:value-type="date">
            <text:p>2022/07/04</text:p>
          </table:table-cell>
          <table:table-cell table:formula="of:=TEXT([.A5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5" calcext:value-type="date">
            <text:p>2022/07/05</text:p>
          </table:table-cell>
          <table:table-cell table:formula="of:=TEXT([.A6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6" calcext:value-type="date">
            <text:p>2022/07/06</text:p>
          </table:table-cell>
          <table:table-cell table:formula="of:=TEXT([.A7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7" calcext:value-type="date">
            <text:p>2022/07/07</text:p>
          </table:table-cell>
          <table:table-cell table:formula="of:=TEXT([.A8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8" calcext:value-type="date">
            <text:p>2022/07/08</text:p>
          </table:table-cell>
          <table:table-cell table:formula="of:=TEXT([.A9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09" calcext:value-type="date">
            <text:p>2022/07/09</text:p>
          </table:table-cell>
          <table:table-cell table:formula="of:=TEXT([.A10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0" calcext:value-type="date">
            <text:p>2022/07/10</text:p>
          </table:table-cell>
          <table:table-cell table:formula="of:=TEXT([.A11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1" calcext:value-type="date">
            <text:p>2022/07/11</text:p>
          </table:table-cell>
          <table:table-cell table:formula="of:=TEXT([.A1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2" calcext:value-type="date">
            <text:p>2022/07/12</text:p>
          </table:table-cell>
          <table:table-cell table:formula="of:=TEXT([.A13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3" calcext:value-type="date">
            <text:p>2022/07/13</text:p>
          </table:table-cell>
          <table:table-cell table:formula="of:=TEXT([.A14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4" calcext:value-type="date">
            <text:p>2022/07/14</text:p>
          </table:table-cell>
          <table:table-cell table:formula="of:=TEXT([.A15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5" calcext:value-type="date">
            <text:p>2022/07/15</text:p>
          </table:table-cell>
          <table:table-cell table:formula="of:=TEXT([.A16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6" calcext:value-type="date">
            <text:p>2022/07/16</text:p>
          </table:table-cell>
          <table:table-cell table:formula="of:=TEXT([.A17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7" calcext:value-type="date">
            <text:p>2022/07/17</text:p>
          </table:table-cell>
          <table:table-cell table:formula="of:=TEXT([.A18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8" calcext:value-type="date">
            <text:p>2022/07/18</text:p>
          </table:table-cell>
          <table:table-cell table:formula="of:=TEXT([.A19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19" calcext:value-type="date">
            <text:p>2022/07/19</text:p>
          </table:table-cell>
          <table:table-cell table:formula="of:=TEXT([.A20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0" calcext:value-type="date">
            <text:p>2022/07/20</text:p>
          </table:table-cell>
          <table:table-cell table:formula="of:=TEXT([.A21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1" calcext:value-type="date">
            <text:p>2022/07/21</text:p>
          </table:table-cell>
          <table:table-cell table:formula="of:=TEXT([.A22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2" calcext:value-type="date">
            <text:p>2022/07/22</text:p>
          </table:table-cell>
          <table:table-cell table:formula="of:=TEXT([.A23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3" calcext:value-type="date">
            <text:p>2022/07/23</text:p>
          </table:table-cell>
          <table:table-cell table:formula="of:=TEXT([.A24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4" calcext:value-type="date">
            <text:p>2022/07/24</text:p>
          </table:table-cell>
          <table:table-cell table:formula="of:=TEXT([.A25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5" calcext:value-type="date">
            <text:p>2022/07/25</text:p>
          </table:table-cell>
          <table:table-cell table:formula="of:=TEXT([.A26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6" calcext:value-type="date">
            <text:p>2022/07/26</text:p>
          </table:table-cell>
          <table:table-cell table:formula="of:=TEXT([.A27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7" calcext:value-type="date">
            <text:p>2022/07/27</text:p>
          </table:table-cell>
          <table:table-cell table:formula="of:=TEXT([.A28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8" calcext:value-type="date">
            <text:p>2022/07/28</text:p>
          </table:table-cell>
          <table:table-cell table:formula="of:=TEXT([.A29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29" calcext:value-type="date">
            <text:p>2022/07/29</text:p>
          </table:table-cell>
          <table:table-cell table:formula="of:=TEXT([.A30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30" calcext:value-type="date">
            <text:p>2022/07/30</text:p>
          </table:table-cell>
          <table:table-cell table:formula="of:=TEXT([.A31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7-31" calcext:value-type="date">
            <text:p>2022/07/31</text:p>
          </table:table-cell>
          <table:table-cell table:formula="of:=TEXT([.A32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8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8-01" calcext:value-type="date">
            <text:p>2022/08/01</text:p>
          </table:table-cell>
          <table:table-cell table:formula="of:=TEXT([.A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2" calcext:value-type="date">
            <text:p>2022/08/02</text:p>
          </table:table-cell>
          <table:table-cell table:formula="of:=TEXT([.A3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3" calcext:value-type="date">
            <text:p>2022/08/03</text:p>
          </table:table-cell>
          <table:table-cell table:formula="of:=TEXT([.A4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4" calcext:value-type="date">
            <text:p>2022/08/04</text:p>
          </table:table-cell>
          <table:table-cell table:formula="of:=TEXT([.A5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5" calcext:value-type="date">
            <text:p>2022/08/05</text:p>
          </table:table-cell>
          <table:table-cell table:formula="of:=TEXT([.A6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6" calcext:value-type="date">
            <text:p>2022/08/06</text:p>
          </table:table-cell>
          <table:table-cell table:formula="of:=TEXT([.A7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7" calcext:value-type="date">
            <text:p>2022/08/07</text:p>
          </table:table-cell>
          <table:table-cell table:formula="of:=TEXT([.A8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8" calcext:value-type="date">
            <text:p>2022/08/08</text:p>
          </table:table-cell>
          <table:table-cell table:formula="of:=TEXT([.A9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09" calcext:value-type="date">
            <text:p>2022/08/09</text:p>
          </table:table-cell>
          <table:table-cell table:formula="of:=TEXT([.A10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0" calcext:value-type="date">
            <text:p>2022/08/10</text:p>
          </table:table-cell>
          <table:table-cell table:formula="of:=TEXT([.A11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1" calcext:value-type="date">
            <text:p>2022/08/11</text:p>
          </table:table-cell>
          <table:table-cell table:formula="of:=TEXT([.A12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2" calcext:value-type="date">
            <text:p>2022/08/12</text:p>
          </table:table-cell>
          <table:table-cell table:formula="of:=TEXT([.A13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3" calcext:value-type="date">
            <text:p>2022/08/13</text:p>
          </table:table-cell>
          <table:table-cell table:formula="of:=TEXT([.A14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4" calcext:value-type="date">
            <text:p>2022/08/14</text:p>
          </table:table-cell>
          <table:table-cell table:formula="of:=TEXT([.A15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5" calcext:value-type="date">
            <text:p>2022/08/15</text:p>
          </table:table-cell>
          <table:table-cell table:formula="of:=TEXT([.A16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6" calcext:value-type="date">
            <text:p>2022/08/16</text:p>
          </table:table-cell>
          <table:table-cell table:formula="of:=TEXT([.A17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7" calcext:value-type="date">
            <text:p>2022/08/17</text:p>
          </table:table-cell>
          <table:table-cell table:formula="of:=TEXT([.A18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8" calcext:value-type="date">
            <text:p>2022/08/18</text:p>
          </table:table-cell>
          <table:table-cell table:formula="of:=TEXT([.A19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19" calcext:value-type="date">
            <text:p>2022/08/19</text:p>
          </table:table-cell>
          <table:table-cell table:formula="of:=TEXT([.A20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0" calcext:value-type="date">
            <text:p>2022/08/20</text:p>
          </table:table-cell>
          <table:table-cell table:formula="of:=TEXT([.A21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1" calcext:value-type="date">
            <text:p>2022/08/21</text:p>
          </table:table-cell>
          <table:table-cell table:formula="of:=TEXT([.A22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2" calcext:value-type="date">
            <text:p>2022/08/22</text:p>
          </table:table-cell>
          <table:table-cell table:formula="of:=TEXT([.A23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3" calcext:value-type="date">
            <text:p>2022/08/23</text:p>
          </table:table-cell>
          <table:table-cell table:formula="of:=TEXT([.A24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4" calcext:value-type="date">
            <text:p>2022/08/24</text:p>
          </table:table-cell>
          <table:table-cell table:formula="of:=TEXT([.A25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5" calcext:value-type="date">
            <text:p>2022/08/25</text:p>
          </table:table-cell>
          <table:table-cell table:formula="of:=TEXT([.A26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6" calcext:value-type="date">
            <text:p>2022/08/26</text:p>
          </table:table-cell>
          <table:table-cell table:formula="of:=TEXT([.A27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7" calcext:value-type="date">
            <text:p>2022/08/27</text:p>
          </table:table-cell>
          <table:table-cell table:formula="of:=TEXT([.A28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8" calcext:value-type="date">
            <text:p>2022/08/28</text:p>
          </table:table-cell>
          <table:table-cell table:formula="of:=TEXT([.A29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29" calcext:value-type="date">
            <text:p>2022/08/29</text:p>
          </table:table-cell>
          <table:table-cell table:formula="of:=TEXT([.A30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30" calcext:value-type="date">
            <text:p>2022/08/30</text:p>
          </table:table-cell>
          <table:table-cell table:formula="of:=TEXT([.A31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8-31" calcext:value-type="date">
            <text:p>2022/08/31</text:p>
          </table:table-cell>
          <table:table-cell table:formula="of:=TEXT([.A32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9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09-01" calcext:value-type="date">
            <text:p>2022/09/01</text:p>
          </table:table-cell>
          <table:table-cell table:formula="of:=TEXT([.A2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2" calcext:value-type="date">
            <text:p>2022/09/02</text:p>
          </table:table-cell>
          <table:table-cell table:formula="of:=TEXT([.A3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3" calcext:value-type="date">
            <text:p>2022/09/03</text:p>
          </table:table-cell>
          <table:table-cell table:formula="of:=TEXT([.A4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4" calcext:value-type="date">
            <text:p>2022/09/04</text:p>
          </table:table-cell>
          <table:table-cell table:formula="of:=TEXT([.A5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5" calcext:value-type="date">
            <text:p>2022/09/05</text:p>
          </table:table-cell>
          <table:table-cell table:formula="of:=TEXT([.A6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6" calcext:value-type="date">
            <text:p>2022/09/06</text:p>
          </table:table-cell>
          <table:table-cell table:formula="of:=TEXT([.A7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7" calcext:value-type="date">
            <text:p>2022/09/07</text:p>
          </table:table-cell>
          <table:table-cell table:formula="of:=TEXT([.A8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8" calcext:value-type="date">
            <text:p>2022/09/08</text:p>
          </table:table-cell>
          <table:table-cell table:formula="of:=TEXT([.A9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09" calcext:value-type="date">
            <text:p>2022/09/09</text:p>
          </table:table-cell>
          <table:table-cell table:formula="of:=TEXT([.A10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0" calcext:value-type="date">
            <text:p>2022/09/10</text:p>
          </table:table-cell>
          <table:table-cell table:formula="of:=TEXT([.A11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1" calcext:value-type="date">
            <text:p>2022/09/11</text:p>
          </table:table-cell>
          <table:table-cell table:formula="of:=TEXT([.A12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2" calcext:value-type="date">
            <text:p>2022/09/12</text:p>
          </table:table-cell>
          <table:table-cell table:formula="of:=TEXT([.A13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3" calcext:value-type="date">
            <text:p>2022/09/13</text:p>
          </table:table-cell>
          <table:table-cell table:formula="of:=TEXT([.A14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4" calcext:value-type="date">
            <text:p>2022/09/14</text:p>
          </table:table-cell>
          <table:table-cell table:formula="of:=TEXT([.A15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5" calcext:value-type="date">
            <text:p>2022/09/15</text:p>
          </table:table-cell>
          <table:table-cell table:formula="of:=TEXT([.A16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6" calcext:value-type="date">
            <text:p>2022/09/16</text:p>
          </table:table-cell>
          <table:table-cell table:formula="of:=TEXT([.A17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7" calcext:value-type="date">
            <text:p>2022/09/17</text:p>
          </table:table-cell>
          <table:table-cell table:formula="of:=TEXT([.A18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8" calcext:value-type="date">
            <text:p>2022/09/18</text:p>
          </table:table-cell>
          <table:table-cell table:formula="of:=TEXT([.A19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19" calcext:value-type="date">
            <text:p>2022/09/19</text:p>
          </table:table-cell>
          <table:table-cell table:formula="of:=TEXT([.A20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0" calcext:value-type="date">
            <text:p>2022/09/20</text:p>
          </table:table-cell>
          <table:table-cell table:formula="of:=TEXT([.A21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1" calcext:value-type="date">
            <text:p>2022/09/21</text:p>
          </table:table-cell>
          <table:table-cell table:formula="of:=TEXT([.A22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2" calcext:value-type="date">
            <text:p>2022/09/22</text:p>
          </table:table-cell>
          <table:table-cell table:formula="of:=TEXT([.A23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3" calcext:value-type="date">
            <text:p>2022/09/23</text:p>
          </table:table-cell>
          <table:table-cell table:formula="of:=TEXT([.A24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4" calcext:value-type="date">
            <text:p>2022/09/24</text:p>
          </table:table-cell>
          <table:table-cell table:formula="of:=TEXT([.A25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5" calcext:value-type="date">
            <text:p>2022/09/25</text:p>
          </table:table-cell>
          <table:table-cell table:formula="of:=TEXT([.A26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6" calcext:value-type="date">
            <text:p>2022/09/26</text:p>
          </table:table-cell>
          <table:table-cell table:formula="of:=TEXT([.A27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7" calcext:value-type="date">
            <text:p>2022/09/27</text:p>
          </table:table-cell>
          <table:table-cell table:formula="of:=TEXT([.A28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8" calcext:value-type="date">
            <text:p>2022/09/28</text:p>
          </table:table-cell>
          <table:table-cell table:formula="of:=TEXT([.A29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29" calcext:value-type="date">
            <text:p>2022/09/29</text:p>
          </table:table-cell>
          <table:table-cell table:formula="of:=TEXT([.A30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09-30" calcext:value-type="date">
            <text:p>2022/09/30</text:p>
          </table:table-cell>
          <table:table-cell table:formula="of:=TEXT([.A31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10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10-01" calcext:value-type="date">
            <text:p>2022/10/01</text:p>
          </table:table-cell>
          <table:table-cell table:formula="of:=TEXT([.A2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2" calcext:value-type="date">
            <text:p>2022/10/02</text:p>
          </table:table-cell>
          <table:table-cell table:formula="of:=TEXT([.A3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3" calcext:value-type="date">
            <text:p>2022/10/03</text:p>
          </table:table-cell>
          <table:table-cell table:formula="of:=TEXT([.A4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4" calcext:value-type="date">
            <text:p>2022/10/04</text:p>
          </table:table-cell>
          <table:table-cell table:formula="of:=TEXT([.A5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5" calcext:value-type="date">
            <text:p>2022/10/05</text:p>
          </table:table-cell>
          <table:table-cell table:formula="of:=TEXT([.A6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6" calcext:value-type="date">
            <text:p>2022/10/06</text:p>
          </table:table-cell>
          <table:table-cell table:formula="of:=TEXT([.A7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7" calcext:value-type="date">
            <text:p>2022/10/07</text:p>
          </table:table-cell>
          <table:table-cell table:formula="of:=TEXT([.A8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8" calcext:value-type="date">
            <text:p>2022/10/08</text:p>
          </table:table-cell>
          <table:table-cell table:formula="of:=TEXT([.A9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09" calcext:value-type="date">
            <text:p>2022/10/09</text:p>
          </table:table-cell>
          <table:table-cell table:formula="of:=TEXT([.A10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0" calcext:value-type="date">
            <text:p>2022/10/10</text:p>
          </table:table-cell>
          <table:table-cell table:formula="of:=TEXT([.A11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1" calcext:value-type="date">
            <text:p>2022/10/11</text:p>
          </table:table-cell>
          <table:table-cell table:formula="of:=TEXT([.A12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2" calcext:value-type="date">
            <text:p>2022/10/12</text:p>
          </table:table-cell>
          <table:table-cell table:formula="of:=TEXT([.A13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3" calcext:value-type="date">
            <text:p>2022/10/13</text:p>
          </table:table-cell>
          <table:table-cell table:formula="of:=TEXT([.A14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4" calcext:value-type="date">
            <text:p>2022/10/14</text:p>
          </table:table-cell>
          <table:table-cell table:formula="of:=TEXT([.A15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5" calcext:value-type="date">
            <text:p>2022/10/15</text:p>
          </table:table-cell>
          <table:table-cell table:formula="of:=TEXT([.A16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6" calcext:value-type="date">
            <text:p>2022/10/16</text:p>
          </table:table-cell>
          <table:table-cell table:formula="of:=TEXT([.A17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7" calcext:value-type="date">
            <text:p>2022/10/17</text:p>
          </table:table-cell>
          <table:table-cell table:formula="of:=TEXT([.A18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8" calcext:value-type="date">
            <text:p>2022/10/18</text:p>
          </table:table-cell>
          <table:table-cell table:formula="of:=TEXT([.A19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19" calcext:value-type="date">
            <text:p>2022/10/19</text:p>
          </table:table-cell>
          <table:table-cell table:formula="of:=TEXT([.A20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0" calcext:value-type="date">
            <text:p>2022/10/20</text:p>
          </table:table-cell>
          <table:table-cell table:formula="of:=TEXT([.A21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1" calcext:value-type="date">
            <text:p>2022/10/21</text:p>
          </table:table-cell>
          <table:table-cell table:formula="of:=TEXT([.A22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2" calcext:value-type="date">
            <text:p>2022/10/22</text:p>
          </table:table-cell>
          <table:table-cell table:formula="of:=TEXT([.A23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3" calcext:value-type="date">
            <text:p>2022/10/23</text:p>
          </table:table-cell>
          <table:table-cell table:formula="of:=TEXT([.A24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4" calcext:value-type="date">
            <text:p>2022/10/24</text:p>
          </table:table-cell>
          <table:table-cell table:formula="of:=TEXT([.A25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5" calcext:value-type="date">
            <text:p>2022/10/25</text:p>
          </table:table-cell>
          <table:table-cell table:formula="of:=TEXT([.A26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6" calcext:value-type="date">
            <text:p>2022/10/26</text:p>
          </table:table-cell>
          <table:table-cell table:formula="of:=TEXT([.A27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7" calcext:value-type="date">
            <text:p>2022/10/27</text:p>
          </table:table-cell>
          <table:table-cell table:formula="of:=TEXT([.A28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8" calcext:value-type="date">
            <text:p>2022/10/28</text:p>
          </table:table-cell>
          <table:table-cell table:formula="of:=TEXT([.A29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29" calcext:value-type="date">
            <text:p>2022/10/29</text:p>
          </table:table-cell>
          <table:table-cell table:formula="of:=TEXT([.A30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30" calcext:value-type="date">
            <text:p>2022/10/30</text:p>
          </table:table-cell>
          <table:table-cell table:formula="of:=TEXT([.A31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0-31" calcext:value-type="date">
            <text:p>2022/10/31</text:p>
          </table:table-cell>
          <table:table-cell table:formula="of:=TEXT([.A3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11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11-01" calcext:value-type="date">
            <text:p>2022/11/01</text:p>
          </table:table-cell>
          <table:table-cell table:formula="of:=TEXT([.A2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2" calcext:value-type="date">
            <text:p>2022/11/02</text:p>
          </table:table-cell>
          <table:table-cell table:formula="of:=TEXT([.A3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3" calcext:value-type="date">
            <text:p>2022/11/03</text:p>
          </table:table-cell>
          <table:table-cell table:formula="of:=TEXT([.A4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4" calcext:value-type="date">
            <text:p>2022/11/04</text:p>
          </table:table-cell>
          <table:table-cell table:formula="of:=TEXT([.A5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5" calcext:value-type="date">
            <text:p>2022/11/05</text:p>
          </table:table-cell>
          <table:table-cell table:formula="of:=TEXT([.A6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6" calcext:value-type="date">
            <text:p>2022/11/06</text:p>
          </table:table-cell>
          <table:table-cell table:formula="of:=TEXT([.A7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7" calcext:value-type="date">
            <text:p>2022/11/07</text:p>
          </table:table-cell>
          <table:table-cell table:formula="of:=TEXT([.A8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8" calcext:value-type="date">
            <text:p>2022/11/08</text:p>
          </table:table-cell>
          <table:table-cell table:formula="of:=TEXT([.A9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09" calcext:value-type="date">
            <text:p>2022/11/09</text:p>
          </table:table-cell>
          <table:table-cell table:formula="of:=TEXT([.A10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0" calcext:value-type="date">
            <text:p>2022/11/10</text:p>
          </table:table-cell>
          <table:table-cell table:formula="of:=TEXT([.A11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1" calcext:value-type="date">
            <text:p>2022/11/11</text:p>
          </table:table-cell>
          <table:table-cell table:formula="of:=TEXT([.A12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2" calcext:value-type="date">
            <text:p>2022/11/12</text:p>
          </table:table-cell>
          <table:table-cell table:formula="of:=TEXT([.A13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3" calcext:value-type="date">
            <text:p>2022/11/13</text:p>
          </table:table-cell>
          <table:table-cell table:formula="of:=TEXT([.A14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4" calcext:value-type="date">
            <text:p>2022/11/14</text:p>
          </table:table-cell>
          <table:table-cell table:formula="of:=TEXT([.A15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5" calcext:value-type="date">
            <text:p>2022/11/15</text:p>
          </table:table-cell>
          <table:table-cell table:formula="of:=TEXT([.A16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6" calcext:value-type="date">
            <text:p>2022/11/16</text:p>
          </table:table-cell>
          <table:table-cell table:formula="of:=TEXT([.A17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7" calcext:value-type="date">
            <text:p>2022/11/17</text:p>
          </table:table-cell>
          <table:table-cell table:formula="of:=TEXT([.A18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8" calcext:value-type="date">
            <text:p>2022/11/18</text:p>
          </table:table-cell>
          <table:table-cell table:formula="of:=TEXT([.A19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19" calcext:value-type="date">
            <text:p>2022/11/19</text:p>
          </table:table-cell>
          <table:table-cell table:formula="of:=TEXT([.A20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0" calcext:value-type="date">
            <text:p>2022/11/20</text:p>
          </table:table-cell>
          <table:table-cell table:formula="of:=TEXT([.A21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1" calcext:value-type="date">
            <text:p>2022/11/21</text:p>
          </table:table-cell>
          <table:table-cell table:formula="of:=TEXT([.A22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2" calcext:value-type="date">
            <text:p>2022/11/22</text:p>
          </table:table-cell>
          <table:table-cell table:formula="of:=TEXT([.A23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3" calcext:value-type="date">
            <text:p>2022/11/23</text:p>
          </table:table-cell>
          <table:table-cell table:formula="of:=TEXT([.A24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4" calcext:value-type="date">
            <text:p>2022/11/24</text:p>
          </table:table-cell>
          <table:table-cell table:formula="of:=TEXT([.A25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5" calcext:value-type="date">
            <text:p>2022/11/25</text:p>
          </table:table-cell>
          <table:table-cell table:formula="of:=TEXT([.A26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6" calcext:value-type="date">
            <text:p>2022/11/26</text:p>
          </table:table-cell>
          <table:table-cell table:formula="of:=TEXT([.A27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7" calcext:value-type="date">
            <text:p>2022/11/27</text:p>
          </table:table-cell>
          <table:table-cell table:formula="of:=TEXT([.A28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8" calcext:value-type="date">
            <text:p>2022/11/28</text:p>
          </table:table-cell>
          <table:table-cell table:formula="of:=TEXT([.A29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29" calcext:value-type="date">
            <text:p>2022/11/29</text:p>
          </table:table-cell>
          <table:table-cell table:formula="of:=TEXT([.A30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1-30" calcext:value-type="date">
            <text:p>2022/11/30</text:p>
          </table:table-cell>
          <table:table-cell table:formula="of:=TEXT([.A31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12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曜日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22-12-01" calcext:value-type="date">
            <text:p>2022/12/01</text:p>
          </table:table-cell>
          <table:table-cell table:formula="of:=TEXT([.A2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2" calcext:value-type="date">
            <text:p>2022/12/02</text:p>
          </table:table-cell>
          <table:table-cell table:formula="of:=TEXT([.A3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3" calcext:value-type="date">
            <text:p>2022/12/03</text:p>
          </table:table-cell>
          <table:table-cell table:formula="of:=TEXT([.A4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4" calcext:value-type="date">
            <text:p>2022/12/04</text:p>
          </table:table-cell>
          <table:table-cell table:formula="of:=TEXT([.A5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5" calcext:value-type="date">
            <text:p>2022/12/05</text:p>
          </table:table-cell>
          <table:table-cell table:formula="of:=TEXT([.A6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6" calcext:value-type="date">
            <text:p>2022/12/06</text:p>
          </table:table-cell>
          <table:table-cell table:formula="of:=TEXT([.A7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7" calcext:value-type="date">
            <text:p>2022/12/07</text:p>
          </table:table-cell>
          <table:table-cell table:formula="of:=TEXT([.A8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8" calcext:value-type="date">
            <text:p>2022/12/08</text:p>
          </table:table-cell>
          <table:table-cell table:formula="of:=TEXT([.A9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09" calcext:value-type="date">
            <text:p>2022/12/09</text:p>
          </table:table-cell>
          <table:table-cell table:formula="of:=TEXT([.A10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0" calcext:value-type="date">
            <text:p>2022/12/10</text:p>
          </table:table-cell>
          <table:table-cell table:formula="of:=TEXT([.A11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1" calcext:value-type="date">
            <text:p>2022/12/11</text:p>
          </table:table-cell>
          <table:table-cell table:formula="of:=TEXT([.A12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2" calcext:value-type="date">
            <text:p>2022/12/12</text:p>
          </table:table-cell>
          <table:table-cell table:formula="of:=TEXT([.A13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3" calcext:value-type="date">
            <text:p>2022/12/13</text:p>
          </table:table-cell>
          <table:table-cell table:formula="of:=TEXT([.A14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4" calcext:value-type="date">
            <text:p>2022/12/14</text:p>
          </table:table-cell>
          <table:table-cell table:formula="of:=TEXT([.A15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5" calcext:value-type="date">
            <text:p>2022/12/15</text:p>
          </table:table-cell>
          <table:table-cell table:formula="of:=TEXT([.A16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6" calcext:value-type="date">
            <text:p>2022/12/16</text:p>
          </table:table-cell>
          <table:table-cell table:formula="of:=TEXT([.A17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7" calcext:value-type="date">
            <text:p>2022/12/17</text:p>
          </table:table-cell>
          <table:table-cell table:formula="of:=TEXT([.A18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8" calcext:value-type="date">
            <text:p>2022/12/18</text:p>
          </table:table-cell>
          <table:table-cell table:formula="of:=TEXT([.A19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19" calcext:value-type="date">
            <text:p>2022/12/19</text:p>
          </table:table-cell>
          <table:table-cell table:formula="of:=TEXT([.A20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0" calcext:value-type="date">
            <text:p>2022/12/20</text:p>
          </table:table-cell>
          <table:table-cell table:formula="of:=TEXT([.A21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1" calcext:value-type="date">
            <text:p>2022/12/21</text:p>
          </table:table-cell>
          <table:table-cell table:formula="of:=TEXT([.A22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2" calcext:value-type="date">
            <text:p>2022/12/22</text:p>
          </table:table-cell>
          <table:table-cell table:formula="of:=TEXT([.A23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3" calcext:value-type="date">
            <text:p>2022/12/23</text:p>
          </table:table-cell>
          <table:table-cell table:formula="of:=TEXT([.A24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4" calcext:value-type="date">
            <text:p>2022/12/24</text:p>
          </table:table-cell>
          <table:table-cell table:formula="of:=TEXT([.A25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5" calcext:value-type="date">
            <text:p>2022/12/25</text:p>
          </table:table-cell>
          <table:table-cell table:formula="of:=TEXT([.A26]; &quot;aaa&quot;)" office:value-type="string" office:string-value="日" calcext:value-type="string">
            <text:p>日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6" calcext:value-type="date">
            <text:p>2022/12/26</text:p>
          </table:table-cell>
          <table:table-cell table:formula="of:=TEXT([.A27]; &quot;aaa&quot;)" office:value-type="string" office:string-value="月" calcext:value-type="string">
            <text:p>月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7" calcext:value-type="date">
            <text:p>2022/12/27</text:p>
          </table:table-cell>
          <table:table-cell table:formula="of:=TEXT([.A28]; &quot;aaa&quot;)" office:value-type="string" office:string-value="火" calcext:value-type="string">
            <text:p>火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8" calcext:value-type="date">
            <text:p>2022/12/28</text:p>
          </table:table-cell>
          <table:table-cell table:formula="of:=TEXT([.A29]; &quot;aaa&quot;)" office:value-type="string" office:string-value="水" calcext:value-type="string">
            <text:p>水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29" calcext:value-type="date">
            <text:p>2022/12/29</text:p>
          </table:table-cell>
          <table:table-cell table:formula="of:=TEXT([.A30]; &quot;aaa&quot;)" office:value-type="string" office:string-value="木" calcext:value-type="string">
            <text:p>木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30" calcext:value-type="date">
            <text:p>2022/12/30</text:p>
          </table:table-cell>
          <table:table-cell table:formula="of:=TEXT([.A31]; &quot;aaa&quot;)" office:value-type="string" office:string-value="金" calcext:value-type="string">
            <text:p>金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2-12-31" calcext:value-type="date">
            <text:p>2022/12/31</text:p>
          </table:table-cell>
          <table:table-cell table:formula="of:=TEXT([.A32]; &quot;aaa&quot;)" office:value-type="string" office:string-value="土" calcext:value-type="string">
            <text:p>土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情報源" table:style-name="ta1">
        <table:table-column table:style-name="co2" table:default-cell-style-name="Default"/>
        <table:table-row table:style-name="ro1">
          <table:table-cell office:value-type="string" calcext:value-type="string">
            <text:p>https://atmarkit.itmedia.co.jp/ait/articles/1708/02/news014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ヒラギノ角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00/00/00</text:date>, <text:time style:data-style-name="N2" text:time-value="20:39:32.4857890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0T15:28:50.700652026</meta:creation-date>
    <dc:date>2021-11-20T20:48:59.499767636</dc:date>
    <meta:editing-duration>PT3H48M59S</meta:editing-duration>
    <meta:editing-cycles>15</meta:editing-cycles>
    <meta:generator>LibreOffice/7.2.2.2$MacOSX_X86_64 LibreOffice_project/02b2acce88a210515b4a5bb2e46cbfb63fe97d56</meta:generator>
    <meta:document-statistic meta:table-count="14" meta:cell-count="767" meta:object-count="0"/>
  </office:meta>
</office:document-meta>
</file>